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1000000F4D857F24DDA66E8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417cm" fo:min-width="6.866cm"/>
    </style:style>
    <style:style style:name="gr3" style:family="graphic" style:parent-style-name="objectwithoutfill">
      <style:graphic-properties svg:stroke-color="#333333" draw:marker-start="Circle" draw:marker-end="Circle" draw:fill="none" draw:textarea-vertical-align="middle"/>
    </style:style>
    <style:style style:name="gr4" style:family="graphic" style:parent-style-name="standard">
      <style:graphic-properties draw:stroke="solid" draw:stroke-dash="Fine_20_Dashed" svg:stroke-color="#3465a4" draw:fill="solid" draw:fill-color="#729fcf" draw:opacity="30%" draw:textarea-horizontal-align="justify" draw:textarea-vertical-align="middle" draw:auto-grow-height="false" fo:min-height="3.417cm" fo:min-width="6.739cm" draw:shadow-opacity="30%"/>
    </style:style>
    <style:style style:name="gr5" style:family="graphic" style:parent-style-name="standard">
      <style:graphic-properties draw:stroke="solid" draw:stroke-dash="Fine_20_Dashed" svg:stroke-color="#3465a4" draw:fill="solid" draw:fill-color="#729fcf" draw:opacity="30%" draw:textarea-horizontal-align="justify" draw:textarea-vertical-align="middle" draw:auto-grow-height="false" fo:min-height="1.147cm" fo:min-width="1.616cm" draw:shadow-opacity="30%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30%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729fcf" draw:opacity="30%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08cm" svg:height="3.509cm" svg:x="0.123cm" svg:y="0.327cm">
          <draw:image xlink:href="Pictures/1000020100000211000000F4D857F24DDA66E809.png" xlink:type="simple" xlink:show="embed" xlink:actuate="onLoad">
            <text:p/>
          </draw:image>
        </draw:frame>
        <draw:custom-shape draw:style-name="gr2" draw:text-style-name="P1" draw:layer="layout" svg:width="7.366cm" svg:height="3.667cm" svg:x="0.238cm" svg:y="0.2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608cm" svg:height="3.509cm" svg:x="11.89cm" svg:y="0.301cm">
          <draw:image xlink:href="Pictures/1000020100000211000000F4D857F24DDA66E809.png" xlink:type="simple" xlink:show="embed" xlink:actuate="onLoad">
            <text:p/>
          </draw:image>
        </draw:frame>
        <draw:line draw:style-name="gr3" draw:text-style-name="P1" draw:layer="layout" svg:x1="10.874cm" svg:y1="0.615cm" svg:x2="12.271cm" svg:y2="0.615cm">
          <text:p/>
        </draw:line>
        <draw:line draw:style-name="gr3" draw:text-style-name="P1" draw:layer="layout" svg:x1="10.875cm" svg:y1="3.445cm" svg:x2="12.272cm" svg:y2="3.445cm">
          <text:p/>
        </draw:line>
        <draw:line draw:style-name="gr3" draw:text-style-name="P1" draw:layer="layout" svg:x1="19.176cm" svg:y1="1.869cm" svg:x2="20.573cm" svg:y2="1.869cm">
          <text:p/>
        </draw:line>
        <draw:custom-shape draw:style-name="gr4" draw:text-style-name="P2" draw:layer="layout" svg:width="7.239cm" svg:height="3.667cm" svg:x="12.098cm" svg:y="0.2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239cm" svg:height="3.667cm" svg:x="12.098cm" svg:y="0.243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10.461cm" svg:y1="8.219cm" svg:x2="10.998cm" svg:y2="8.219cm">
            <text:p/>
          </draw:line>
          <draw:line draw:style-name="gr3" draw:text-style-name="P1" draw:layer="layout" svg:x1="10.461cm" svg:y1="9.097cm" svg:x2="10.998cm" svg:y2="9.097cm">
            <text:p/>
          </draw:line>
          <draw:line draw:style-name="gr3" draw:text-style-name="P1" draw:layer="layout" svg:x1="12.754cm" svg:y1="8.596cm" svg:x2="13.291cm" svg:y2="8.596cm">
            <text:p/>
          </draw:line>
          <draw:custom-shape draw:style-name="gr5" draw:text-style-name="P4" draw:layer="layout" svg:width="2.116cm" svg:height="1.397cm" svg:x="10.832cm" svg:y="7.977cm">
            <text:p text:style-name="P3"><text:span text:style-name="T1">x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1" draw:layer="layout" svg:x1="8.001cm" svg:y1="2.059cm" svg:x2="10.16cm" svg:y2="2.059cm">
          <text:p/>
        </draw:line>
        <draw:line draw:style-name="gr6" draw:text-style-name="P1" draw:layer="layout" svg:x1="15.748cm" svg:y1="4.218cm" svg:x2="15.748cm" svg:y2="6.123cm">
          <text:p/>
        </draw:line>
        <draw:g>
          <draw:line draw:style-name="gr3" draw:text-style-name="P1" draw:layer="layout" svg:x1="13.561cm" svg:y1="6.619cm" svg:x2="14.098cm" svg:y2="6.619cm">
            <text:p/>
          </draw:line>
          <draw:line draw:style-name="gr3" draw:text-style-name="P1" draw:layer="layout" svg:x1="13.561cm" svg:y1="7.497cm" svg:x2="14.098cm" svg:y2="7.497cm">
            <text:p/>
          </draw:line>
          <draw:line draw:style-name="gr3" draw:text-style-name="P1" draw:layer="layout" svg:x1="15.854cm" svg:y1="6.996cm" svg:x2="16.391cm" svg:y2="6.996cm">
            <text:p/>
          </draw:line>
          <draw:custom-shape draw:style-name="gr5" draw:text-style-name="P4" draw:layer="layout" svg:width="2.116cm" svg:height="1.397cm" svg:x="13.932cm" svg:y="6.377cm">
            <text:p text:style-name="P3"><text:span text:style-name="T1">x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1" draw:layer="layout" svg:x1="14.061cm" svg:y1="9.419cm" svg:x2="14.598cm" svg:y2="9.419cm">
            <text:p/>
          </draw:line>
          <draw:line draw:style-name="gr3" draw:text-style-name="P1" draw:layer="layout" svg:x1="14.061cm" svg:y1="10.297cm" svg:x2="14.598cm" svg:y2="10.297cm">
            <text:p/>
          </draw:line>
          <draw:line draw:style-name="gr3" draw:text-style-name="P1" draw:layer="layout" svg:x1="16.354cm" svg:y1="9.796cm" svg:x2="16.891cm" svg:y2="9.796cm">
            <text:p/>
          </draw:line>
          <draw:custom-shape draw:style-name="gr5" draw:text-style-name="P4" draw:layer="layout" svg:width="2.116cm" svg:height="1.397cm" svg:x="14.432cm" svg:y="9.177cm">
            <text:p text:style-name="P3"><text:span text:style-name="T1">x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1" draw:layer="layout" svg:x1="17.261cm" svg:y1="8.719cm" svg:x2="17.798cm" svg:y2="8.719cm">
            <text:p/>
          </draw:line>
          <draw:line draw:style-name="gr3" draw:text-style-name="P1" draw:layer="layout" svg:x1="17.261cm" svg:y1="9.597cm" svg:x2="17.798cm" svg:y2="9.597cm">
            <text:p/>
          </draw:line>
          <draw:line draw:style-name="gr3" draw:text-style-name="P1" draw:layer="layout" svg:x1="19.554cm" svg:y1="9.096cm" svg:x2="20.091cm" svg:y2="9.096cm">
            <text:p/>
          </draw:line>
          <draw:custom-shape draw:style-name="gr5" draw:text-style-name="P4" draw:layer="layout" svg:width="2.116cm" svg:height="1.397cm" svg:x="17.632cm" svg:y="8.477cm">
            <text:p text:style-name="P3"><text:span text:style-name="T1">x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5T16:30:26.407018660</meta:creation-date>
    <dc:date>2022-09-30T17:51:53.039065126</dc:date>
    <meta:editing-duration>PT23M7S</meta:editing-duration>
    <meta:editing-cycles>5</meta:editing-cycles>
    <meta:generator>LibreOffice/6.0.7.3$Linux_X86_64 LibreOffice_project/00m0$Build-3</meta:generator>
    <meta:document-statistic meta:object-count="30"/>
  </office:meta>
</office:document-meta>
</file>